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<text:s/>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ohn Tan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2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<text:s/></text:span><text:span text:style-name="T62">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/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>/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 Account<text:s/>Information</text:p>
          </table:table-cell>
          <table:table-cell table:style-name="TableCell106">
            <text:p text:style-name="P107">/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 in and sign out</text:p>
          </table:table-cell>
          <table:table-cell table:style-name="TableCell115">
            <text:p text:style-name="P116">/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>/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>/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>/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>/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 perceived usability of a product or system. <text:s/>It is highly reliable (0.91). <text:s/>Mark the most appropriate box that shows how</text:span><text:span text:style-name="T185"><text:s/>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66"/>Strongly</text:p>
            <text:p text:style-name="P19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/</text:p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>/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 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/</text:p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 person to be able to use this system</text:p>
          </table:table-cell>
          <table:table-cell table:style-name="TableCell254">
            <text:p text:style-name="P255">/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/</text:p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 system.</text:p>
          </table:table-cell>
          <table:table-cell table:style-name="TableCell280">
            <text:p text:style-name="P281">/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 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/</text:p>
          </table:table-cell>
        </table:table-row>
        <table:table-row table:style-name="TableRow303">
          <table:table-cell table:style-name="TableCell304">
            <text:p text:style-name="P305">8. <text:s text:c="2"/>I found the<text:s/>system very cumbersome to use.</text:p>
          </table:table-cell>
          <table:table-cell table:style-name="TableCell306">
            <text:p text:style-name="P307">/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/</text:p>
          </table:table-cell>
        </table:table-row>
        <table:table-row table:style-name="TableRow329">
          <table:table-cell table:style-name="TableCell330">
            <text:p text:style-name="P331">10. <text:s/>I needed to learn a lot of things before I could get going with this system.</text:p>
          </table:table-cell>
          <table:table-cell table:style-name="TableCell332">
            <text:p text:style-name="P333">/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 odd items: subtract one from the user<text:s/>response.</text:p>
      <text:list text:style-name="LFO12" text:continue-numbering="true">
        <text:list-item>
          <text:p text:style-name="P345">For odd 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 (with 4 being the most positive response).</text:p>
        </text:list-item>
        <text:list-item>
          <text:p text:style-name="P348">Add up the converted responses for each user and multiply that total<text:s/>to 2.5. <text:s/>This converts the range of possible values from 0 to 100 instead of from 0-40.</text:p>
        </text:list-item>
      </text:list>
      <text:p text:style-name="P349"/>
      <text:p text:style-name="P350">SUS Score: 100</text:p>
      <text:p text:style-name="P351"/>
      <text:p text:style-name="Standard"><text:span text:style-name="T352">Tester's Comments:</text:span><text:span text:style-name="T35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9:06:00Z</dc:date>
    <meta:print-date>2006-07-28T14:33:00Z</meta:print-date>
    <meta:template xlink:href="Normal" xlink:type="simple"/>
    <meta:editing-cycles>36</meta:editing-cycles>
    <meta:editing-duration>PT9960S</meta:editing-duration>
    <meta:document-statistic meta:page-count="2" meta:paragraph-count="5" meta:word-count="416" meta:character-count="2788" meta:row-count="19" meta:non-whitespace-character-count="2377"/>
  </office:meta>
</office:document-meta>
</file>